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Replacements/Object 5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6.379cm" fo:margin-left="-0.199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346cm"/>
    </style:style>
    <style:style style:name="Table1.C" style:family="table-column">
      <style:table-column-properties style:column-width="2.632cm"/>
    </style:style>
    <style:style style:name="Table1.D" style:family="table-column">
      <style:table-column-properties style:column-width="2.635cm"/>
    </style:style>
    <style:style style:name="Table1.F" style:family="table-column">
      <style:table-column-properties style:column-width="2.63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/>
      <style:text-properties officeooo:paragraph-rsid="002c7462"/>
    </style:style>
    <style:style style:name="P7" style:family="paragraph" style:parent-style-name="Standard">
      <style:paragraph-properties fo:hyphenation-ladder-count="no-limit" style:punctuation-wrap="simple">
        <style:tab-stops/>
      </style:paragraph-properties>
      <style:text-properties style:font-name="Arial" style:font-name-complex="Arial1" fo:hyphenate="true" fo:hyphenation-remain-char-count="2" fo:hyphenation-push-char-count="2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ans" fo:font-size="14pt" style:font-size-asian="14pt" style:font-size-complex="14pt"/>
    </style:style>
    <style:style style:name="P9" style:family="paragraph" style:parent-style-name="Standard">
      <style:paragraph-properties fo:line-height="115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15%" fo:text-align="end" style:justify-single-word="false"/>
      <style:text-properties style:font-name="Liberation Sans" fo:font-style="italic" style:font-style-asian="italic" style:font-style-complex="italic"/>
    </style:style>
    <style:style style:name="P15" style:family="paragraph" style:parent-style-name="Standard">
      <style:paragraph-properties fo:line-height="115%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15%"/>
      <style:text-properties style:font-name="Liberation Sans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Liberation Sans"/>
    </style:style>
    <style:style style:name="P19" style:family="paragraph" style:parent-style-name="Standard">
      <style:paragraph-properties fo:line-height="115%"/>
      <style:text-properties style:font-name="Liberation Sans" fo:font-weight="bold" style:font-weight-asian="bold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" fo:font-weight="bold" officeooo:paragraph-rsid="004c5a6a" style:font-weight-asian="bold" style:font-weight-complex="bold"/>
    </style:style>
    <style:style style:name="P21" style:family="paragraph" style:parent-style-name="Standard">
      <style:paragraph-properties fo:line-height="115%"/>
      <style:text-properties style:font-name="Liberation Sans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4813eb" officeooo:paragraph-rsid="0048196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style:font-name="Liberation Sans" fo:font-size="12pt" fo:font-weight="normal" officeooo:rsid="00449dd7" officeooo:paragraph-rsid="00449dd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26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2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2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2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style:font-name-complex="Arial1"/>
    </style:style>
    <style:style style:name="P30" style:family="paragraph" style:parent-style-name="Standard">
      <style:paragraph-properties fo:margin-top="0cm" fo:margin-bottom="0.25cm" loext:contextual-spacing="false" fo:line-height="115%"/>
      <style:text-properties style:font-name="Liberation Sans"/>
    </style:style>
    <style:style style:name="P3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/>
    </style:style>
    <style:style style:name="P32" style:family="paragraph" style:parent-style-name="Standard">
      <style:paragraph-properties fo:margin-top="0cm" fo:margin-bottom="0.25cm" loext:contextual-spacing="false" fo:line-height="115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normal" officeooo:rsid="00604396" officeooo:paragraph-rsid="005c21b5" style:font-weight-asian="normal" style:font-weight-complex="normal"/>
    </style:style>
    <style:style style:name="P3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563942" officeooo:paragraph-rsid="00563942" style:font-weight-asian="bold" style:font-weight-complex="bold"/>
    </style:style>
    <style:style style:name="P3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5c21b5" officeooo:paragraph-rsid="005c21b5" style:font-weight-asian="bold" style:font-weight-complex="bold"/>
    </style:style>
    <style:style style:name="P3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638f32" officeooo:paragraph-rsid="00638f32" style:font-weight-asian="bold" style:font-weight-complex="bold"/>
    </style:style>
    <style:style style:name="P37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</style:style>
    <style:style style:name="P38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Arial" fo:font-size="16pt" fo:font-weight="bold" style:font-size-asian="16pt" style:font-weight-asian="bold" style:font-name-complex="Arial1" style:font-size-complex="16pt"/>
    </style:style>
    <style:style style:name="P3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086397"/>
    </style:style>
    <style:style style:name="P4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51b5c9"/>
    </style:style>
    <style:style style:name="P41" style:family="paragraph" style:parent-style-name="Standard">
      <style:paragraph-properties fo:margin-top="0cm" fo:margin-bottom="0.3cm" loext:contextual-spacing="false" fo:line-height="115%" fo:text-align="center" style:justify-single-word="false"/>
    </style:style>
    <style:style style:name="P42" style:family="paragraph" style:parent-style-name="Standard">
      <style:paragraph-properties fo:margin-top="0cm" fo:margin-bottom="0.3cm" loext:contextual-spacing="false" fo:line-height="115%"/>
      <style:text-properties officeooo:paragraph-rsid="0003ea43"/>
    </style:style>
    <style:style style:name="P4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style-complex="italic" style:font-weight-complex="bold"/>
    </style:style>
    <style:style style:name="P4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" officeooo:rsid="0048b833" officeooo:paragraph-rsid="0048b833"/>
    </style:style>
    <style:style style:name="P46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" officeooo:rsid="0048b833" officeooo:paragraph-rsid="0048b833"/>
    </style:style>
    <style:style style:name="P47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" officeooo:rsid="004b30fe" officeooo:paragraph-rsid="004b30fe"/>
    </style:style>
    <style:style style:name="P48" style:family="paragraph" style:parent-style-name="Standard">
      <style:paragraph-properties fo:margin-top="0cm" fo:margin-bottom="0.3cm" loext:contextual-spacing="false" fo:line-height="115%"/>
      <style:text-properties style:font-name="Liberation Sans" fo:font-size="14pt" fo:font-weight="bold" officeooo:paragraph-rsid="0003ea43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51" style:family="paragraph" style:parent-style-name="Standard">
      <style:paragraph-properties fo:margin-top="0cm" fo:margin-bottom="0.349cm" loext:contextual-spacing="false" fo:line-height="115%" fo:text-align="justify" style:justify-single-word="false"/>
      <style:text-properties officeooo:paragraph-rsid="003ec35b"/>
    </style:style>
    <style:style style:name="P5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style:font-name-complex="Arial1"/>
    </style:style>
    <style:style style:name="P5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weight="bold" style:font-weight-asian="bold" style:font-name-complex="Arial1"/>
    </style:style>
    <style:style style:name="P5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55" style:family="paragraph" style:parent-style-name="Standard">
      <style:paragraph-properties fo:line-height="115%" fo:break-before="page"/>
    </style:style>
    <style:style style:name="P56" style:family="paragraph" style:parent-style-name="Standard">
      <style:paragraph-properties fo:line-height="115%" fo:break-before="page"/>
      <style:text-properties style:font-name="Liberation Sans" fo:font-weight="bold" style:font-weight-asian="bold" style:font-weight-complex="bold"/>
    </style:style>
    <style:style style:name="P57" style:family="paragraph" style:parent-style-name="Standard">
      <style:paragraph-properties fo:line-height="115%" fo:text-align="start" style:justify-single-word="false" fo:break-before="page"/>
      <style:text-properties style:font-name="Liberation Sans" fo:font-weight="bold" officeooo:paragraph-rsid="004c5a6a" style:font-weight-asian="bold" style:font-weight-complex="bold"/>
    </style:style>
    <style:style style:name="P58" style:family="paragraph" style:parent-style-name="Text_20_body_20__28_user_29_">
      <style:paragraph-properties fo:line-height="115%" fo:break-before="pag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60" style:family="paragraph" style:parent-style-name="Standard">
      <style:paragraph-properties fo:margin-top="0cm" fo:margin-bottom="0.182cm" loext:contextual-spacing="false" fo:line-height="115%"/>
      <style:text-properties style:font-name="Liberation Sans" fo:font-weight="bold" officeooo:paragraph-rsid="00242ff3" style:font-weight-asian="bold" style:font-weight-complex="bold"/>
    </style:style>
    <style:style style:name="P61" style:family="paragraph" style:parent-style-name="Text_20_body_20__28_user_29_">
      <style:paragraph-properties fo:line-height="115%"/>
    </style:style>
    <style:style style:name="P62" style:family="paragraph" style:parent-style-name="Text_20_body_20__28_user_29_">
      <style:paragraph-properties fo:line-height="115%"/>
      <style:text-properties officeooo:paragraph-rsid="002b078e"/>
    </style:style>
    <style:style style:name="P63" style:family="paragraph" style:parent-style-name="Text_20_body_20__28_user_29_">
      <style:paragraph-properties fo:line-height="115%"/>
      <style:text-properties officeooo:paragraph-rsid="0044030e"/>
    </style:style>
    <style:style style:name="P64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" fo:font-size="14pt" style:font-size-asian="14pt" style:font-size-complex="14pt"/>
    </style:style>
    <style:style style:name="P65" style:family="paragraph" style:parent-style-name="Standard" style:list-style-name="WWNum1">
      <style:paragraph-properties fo:line-height="115%"/>
      <style:text-properties style:font-name="Liberation Sans"/>
    </style:style>
    <style:style style:name="P66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tyle="italic" style:font-style-asian="italic" style:font-style-complex="italic"/>
    </style:style>
    <style:style style:name="T5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style:font-name="Liberation Sans" style:font-style-complex="italic"/>
    </style:style>
    <style:style style:name="T8" style:family="text">
      <style:text-properties style:font-name="Liberation Sans" fo:language="en" fo:country="US"/>
    </style:style>
    <style:style style:name="T9" style:family="text">
      <style:text-properties style:font-name="Liberation Sans" fo:language="en" fo:country="US" fo:font-weight="bold" style:font-weight-asian="bold" style:font-weight-complex="bold"/>
    </style:style>
    <style:style style:name="T10" style:family="text">
      <style:text-properties style:font-name="Liberation Sans" fo:language="en" fo:country="US" style:font-weight-complex="bold"/>
    </style:style>
    <style:style style:name="T11" style:family="text">
      <style:text-properties style:font-name="Liberation Sans" fo:language="en" fo:country="US" officeooo:rsid="002d654b" style:font-weight-complex="bold"/>
    </style:style>
    <style:style style:name="T12" style:family="text">
      <style:text-properties style:font-name="Liberation Sans" fo:language="en" fo:country="US" officeooo:rsid="002a527d"/>
    </style:style>
    <style:style style:name="T13" style:family="text">
      <style:text-properties style:font-name="Liberation Sans" fo:language="en" fo:country="US" officeooo:rsid="002b078e"/>
    </style:style>
    <style:style style:name="T14" style:family="text">
      <style:text-properties style:font-name="Liberation Sans" fo:language="en" fo:country="US" officeooo:rsid="002b0d76"/>
    </style:style>
    <style:style style:name="T15" style:family="text">
      <style:text-properties style:font-name="Liberation Sans" fo:language="en" fo:country="US" officeooo:rsid="002d654b"/>
    </style:style>
    <style:style style:name="T16" style:family="text">
      <style:text-properties style:font-name="Liberation Sans" fo:language="en" fo:country="US" officeooo:rsid="00372986"/>
    </style:style>
    <style:style style:name="T17" style:family="text">
      <style:text-properties style:font-name="Liberation Sans" fo:language="en" fo:country="US" officeooo:rsid="0041a741"/>
    </style:style>
    <style:style style:name="T18" style:family="text">
      <style:text-properties style:font-name="Liberation Sans" fo:language="en" fo:country="US" officeooo:rsid="0044030e"/>
    </style:style>
    <style:style style:name="T19" style:family="text">
      <style:text-properties style:font-name="Liberation Sans" officeooo:rsid="0004d903"/>
    </style:style>
    <style:style style:name="T20" style:family="text">
      <style:text-properties style:font-name="Liberation Sans" officeooo:rsid="0006fe0a"/>
    </style:style>
    <style:style style:name="T21" style:family="text">
      <style:text-properties style:font-name="Liberation Sans" fo:font-size="12pt" officeooo:rsid="0006fe0a" style:font-size-asian="12pt" style:font-size-complex="12pt"/>
    </style:style>
    <style:style style:name="T22" style:family="text">
      <style:text-properties style:font-name="Liberation Sans" officeooo:rsid="0020c489"/>
    </style:style>
    <style:style style:name="T23" style:family="text">
      <style:text-properties style:font-name="Liberation Sans" officeooo:rsid="003052f6"/>
    </style:style>
    <style:style style:name="T24" style:family="text">
      <style:text-properties style:font-name="Liberation Sans" officeooo:rsid="003ace8c"/>
    </style:style>
    <style:style style:name="T25" style:family="text">
      <style:text-properties style:font-name="Liberation Sans" officeooo:rsid="0050a3d0"/>
    </style:style>
    <style:style style:name="T26" style:family="text">
      <style:text-properties style:font-name="Liberation Sans" officeooo:rsid="0051b5c9"/>
    </style:style>
    <style:style style:name="T27" style:family="text">
      <style:text-properties style:font-name="Liberation Sans" fo:font-weight="normal" style:font-weight-asian="normal" style:font-weight-complex="normal"/>
    </style:style>
    <style:style style:name="T28" style:family="text">
      <style:text-properties style:font-name="Liberation Sans" fo:font-weight="normal" officeooo:rsid="0058a53a" style:font-weight-asian="normal" style:font-weight-complex="normal"/>
    </style:style>
    <style:style style:name="T29" style:family="text">
      <style:text-properties style:font-name="Liberation Sans" fo:font-weight="normal" officeooo:rsid="0058a6b9" style:font-weight-asian="normal" style:font-weight-complex="normal"/>
    </style:style>
    <style:style style:name="T30" style:family="text">
      <style:text-properties style:font-name="Liberation Sans" fo:font-weight="normal" officeooo:rsid="00591b1a" style:font-weight-asian="normal" style:font-weight-complex="normal"/>
    </style:style>
    <style:style style:name="T31" style:family="text">
      <style:text-properties style:font-name="Liberation Sans" fo:font-weight="normal" officeooo:rsid="005a4c73" style:font-weight-asian="normal" style:font-weight-complex="normal"/>
    </style:style>
    <style:style style:name="T32" style:family="text">
      <style:text-properties style:font-name="Liberation Sans" fo:font-weight="normal" officeooo:rsid="005e118e" style:font-weight-asian="normal" style:font-weight-complex="normal"/>
    </style:style>
    <style:style style:name="T33" style:family="text">
      <style:text-properties style:font-name="Liberation Sans" fo:font-weight="normal" officeooo:rsid="00604396" style:font-weight-asian="normal" style:font-weight-complex="normal"/>
    </style:style>
    <style:style style:name="T34" style:family="text">
      <style:text-properties style:font-name="Liberation Sans" fo:font-weight="normal" officeooo:rsid="006265a9" style:font-weight-asian="normal" style:font-weight-complex="normal"/>
    </style:style>
    <style:style style:name="T35" style:family="text">
      <style:text-properties style:font-name="Liberation Sans" fo:font-weight="normal" officeooo:rsid="00653d9c" style:font-weight-asian="normal" style:font-weight-complex="normal"/>
    </style:style>
    <style:style style:name="T36" style:family="text">
      <style:text-properties style:font-name="Liberation Sans" fo:font-weight="normal" officeooo:rsid="00667f26" style:font-weight-asian="normal" style:font-weight-complex="normal"/>
    </style:style>
    <style:style style:name="T37" style:family="text">
      <style:text-properties style:font-name="Liberation Sans" fo:font-weight="normal" officeooo:rsid="0068f03c" style:font-weight-asian="normal" style:font-weight-complex="normal"/>
    </style:style>
    <style:style style:name="T38" style:family="text">
      <style:text-properties style:font-name="Liberation Sans" officeooo:rsid="00604396"/>
    </style:style>
    <style:style style:name="T39" style:family="text">
      <style:text-properties style:font-name="Liberation Sans" officeooo:rsid="00653d9c"/>
    </style:style>
    <style:style style:name="T40" style:family="text">
      <style:text-properties style:font-name="Liberation Sans" officeooo:rsid="0068f03c"/>
    </style:style>
    <style:style style:name="T41" style:family="text">
      <style:text-properties style:font-name="Liberation Sans" officeooo:rsid="006bfd70"/>
    </style:style>
    <style:style style:name="T42" style:family="text">
      <style:text-properties style:font-name="Liberation Sans" officeooo:rsid="006df57f"/>
    </style:style>
    <style:style style:name="T43" style:family="text">
      <style:text-properties style:font-name="Liberation Sans" officeooo:rsid="006ee05c"/>
    </style:style>
    <style:style style:name="T44" style:family="text">
      <style:text-properties style:font-name="Liberation Sans" officeooo:rsid="006fe911"/>
    </style:style>
    <style:style style:name="T45" style:family="text">
      <style:text-properties style:text-position="super 58%" style:font-name="Liberation Sans" fo:font-size="14pt" style:font-size-asian="14pt" style:font-size-complex="14pt"/>
    </style:style>
    <style:style style:name="T46" style:family="text">
      <style:text-properties style:font-name="Courier 10 Pitch" fo:font-style="normal" style:font-style-asian="normal" style:font-style-complex="normal"/>
    </style:style>
    <style:style style:name="T47" style:family="text">
      <style:text-properties style:font-name="Courier 10 Pitch" fo:font-style="normal" officeooo:rsid="0003ea43" style:font-style-asian="normal" style:font-style-complex="normal"/>
    </style:style>
    <style:style style:name="T48" style:family="text">
      <style:text-properties fo:font-size="12pt" fo:font-weight="normal" officeooo:rsid="00481964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48b833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4af3d4" style:font-size-asian="12pt" style:font-weight-asian="normal" style:font-size-complex="12pt" style:font-weight-complex="normal"/>
    </style:style>
    <style:style style:name="T51" style:family="text">
      <style:text-properties officeooo:rsid="00449dd7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4617bd" style:font-weight-asian="normal" style:font-weight-complex="normal"/>
    </style:style>
    <style:style style:name="T54" style:family="text">
      <style:text-properties fo:font-weight="normal" officeooo:rsid="00481964" style:font-weight-asian="normal" style:font-weight-complex="normal"/>
    </style:style>
    <style:style style:name="T55" style:family="text">
      <style:text-properties fo:font-weight="normal" officeooo:rsid="004ea5c8" style:font-weight-asian="normal" style:font-weight-complex="normal"/>
    </style:style>
    <style:style style:name="T56" style:family="text">
      <style:text-properties fo:font-weight="normal" officeooo:rsid="0069c828" style:font-weight-asian="normal" style:font-weight-complex="normal"/>
    </style:style>
    <style:style style:name="T57" style:family="text">
      <style:text-properties officeooo:rsid="004b30fe"/>
    </style:style>
    <style:style style:name="T58" style:family="text">
      <style:text-properties officeooo:rsid="004e393c"/>
    </style:style>
    <style:style style:name="T59" style:family="text">
      <style:text-properties fo:font-size="14pt" fo:font-weight="bold" style:font-size-asian="14pt" style:font-weight-asian="bold" style:font-size-complex="14pt" style:font-weight-complex="bold"/>
    </style:style>
    <style:style style:name="T60" style:family="text">
      <style:text-properties officeooo:rsid="004ea5c8"/>
    </style:style>
    <style:style style:name="T61" style:family="text">
      <style:text-properties officeooo:rsid="004f5080"/>
    </style:style>
    <style:style style:name="T62" style:family="text">
      <style:text-properties officeooo:rsid="00528069"/>
    </style:style>
    <style:style style:name="T63" style:family="text">
      <style:text-properties officeooo:rsid="0058a53a"/>
    </style:style>
    <style:style style:name="T64" style:family="text">
      <style:text-properties officeooo:rsid="0069c82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UNIVERSIDADE FEDERAL DE VIÇOSA</text:p>
      <text:p text:style-name="P8">CENTRO DE CIÊNCIAS EXATAS E TECNOLÓGICAS</text:p>
      <text:p text:style-name="P8">DEPARTAMENTO DE INFORMÁTICA</text:p>
      <text:p text:style-name="P3"/>
      <text:p text:style-name="P3"/>
      <text:p text:style-name="P10">PROJETO FINAL DE CURSO</text:p>
      <text:p text:style-name="P3"/>
      <text:p text:style-name="P3"/>
      <text:p text:style-name="P3"/>
      <text:p text:style-name="P13">BIBLIOTECA PARA MATEMÁTICA SIMBÓLICA EM C++</text:p>
      <text:p text:style-name="P3"/>
      <text:p text:style-name="P3"/>
      <text:p text:style-name="P3"/>
      <text:p text:style-name="P11">Arthur Gonçalves do Carmo<text:tab/><text:tab/><text:tab/></text:p>
      <text:p text:style-name="P14">Graduando em Ciência da Computação</text:p>
      <text:p text:style-name="P4"/>
      <text:p text:style-name="P4"/>
      <text:p text:style-name="P4"/>
      <text:p text:style-name="P8">Luiz Carlos de Abreu Albuquerque</text:p>
      <text:p text:style-name="P8">(Orientador)</text:p>
      <text:p text:style-name="P3"/>
      <text:p text:style-name="P3"/>
      <text:p text:style-name="P3"/>
      <text:p text:style-name="P3"/>
      <text:p text:style-name="P3"/>
      <text:p text:style-name="P8">VIÇOSA – MINAS GERAIS</text:p>
      <text:p text:style-name="P8">JUNHO – 2018</text:p>
      <text:p text:style-name="P16"><text:soft-page-break/>RESUMO</text:p>
      <text:p text:style-name="P3"/>
      <text:p text:style-name="P2"/>
      <text:p text:style-name="P9">BIBLIOTECA PARA MATEMÁTICA SIMBÓLICA EM C++</text:p>
      <text:p text:style-name="P9"/>
      <text:p text:style-name="P17"><text:tab/>Luiz Carlos de Abreu Albuquerque (Orientador)</text:p>
      <text:p text:style-name="P17"><text:tab/>Arthur Gonçalves do Carmo (Estudante)</text:p>
      <text:p text:style-name="P3"/>
      <text:p text:style-name="P3"/>
      <text:p text:style-name="P19">RESUMO</text:p>
      <text:p text:style-name="P19"/>
      <text:p text:style-name="P18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19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19">ÁREA DE CONHECIMENTO</text:p>
      <text:p text:style-name="P2"><text:span text:style-name="T6"><text:tab/></text:span><text:span text:style-name="T1">1.03.02.01- 8 - Matemática Simbólica</text:span></text:p>
      <text:p text:style-name="P19">LINHA DE PESQUISA</text:p>
      <text:p text:style-name="P17"><text:tab/>DPI-040 – Algoritmos e Otimização Combinatória</text:p>
      <text:p text:style-name="P2"/>
      <text:p text:style-name="P55"/>
      <text:p text:style-name="P12">1 – Introdução</text:p>
      <text:p text:style-name="P2"/>
      <text:p text:style-name="P25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31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9">1.2 – Objetivos</text:p>
      <text:p text:style-name="P31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30">Os objetivos específicos deste trabalho são:</text:p>
      <text:list xml:id="list4278626844" text:style-name="WWNum1">
        <text:list-item>
          <text:p text:style-name="P65">Estudar técnicas e algoritmos usados em computação simbólica</text:p>
        </text:list-item>
        <text:list-item>
          <text:p text:style-name="P66"><text:span text:style-name="T1">Aprimorar e aplicar</text:span><text:span text:style-name="T19"> </text:span><text:span text:style-name="T1">conhencimentos sobre </text:span><text:span text:style-name="T19">a linguagem </text:span><text:span text:style-name="T1">C++</text:span></text:p>
        </text:list-item>
        <text:list-item>
          <text:p text:style-name="P65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12"><text:soft-page-break/>2 – Referencial Teórico</text:p>
      <text:p text:style-name="P12"/>
      <text:p text:style-name="P32">2.1 – Números de precisão múltipla</text:p>
      <text:p text:style-name="P25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20">e</text:span><text:span text:style-name="T20"><draw:frame draw:style-name="fr1" draw:name="Object7" text:anchor-type="as-char" svg:y="-0.437cm" svg:width="0.677cm" svg:height="0.527cm" draw:z-index="2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1" draw:name="Object8" text:anchor-type="as-char" svg:y="-0.437cm" svg:width="1.004cm" svg:height="0.529cm" draw:z-index="3"><draw:object xlink:href="./Object 40" xlink:type="simple" xlink:show="embed" xlink:actuate="onLoad"/><draw:image xlink:href="./ObjectReplacements/Object 40" xlink:type="simple" xlink:show="embed" xlink:actuate="onLoad"/></draw:frame></text:span><text:span text:style-name="T21">e</text:span><text:span text:style-name="T21"><draw:frame draw:style-name="fr1" draw:name="Object9" text:anchor-type="as-char" svg:y="-0.437cm" svg:width="1.235cm" svg:height="0.527cm" draw:z-index="4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25"><text:span text:style-name="T1">Uma excelente alternativa para trabalhar com números de precisão múltipla é a </text:span><text:span text:style-name="T4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31">É pertinente ao escopo do trabalho a criação de classes para representar números inteiros e racionais de precisão múltipla.</text:p>
      <text:p text:style-name="P5"/>
      <text:p text:style-name="P9">2.2 – Expressões algébricas</text:p>
      <text:p text:style-name="P21">2.2.1 – Monômios <text:span text:style-name="T60">com coeficientes racionais</text:span></text:p>
      <text:p text:style-name="P21"><text:tab/><text:span text:style-name="T52">Monômios são expressões algébricas que consistem apenas da multiplicação entre constantes e variáveis (chamadas literais). Um monômio possui a forma </text:span><text:span text:style-name="T56">[4]</text:span><text:span text:style-name="T52">:</text:span></text:p>
      <text:p text:style-name="P24"><draw:frame draw:style-name="fr1" draw:name="Objeto1" text:anchor-type="as-char" svg:y="-0.566cm" svg:width="1.727cm" svg:height="0.988cm" draw:z-index="5"><draw:object xlink:href="./Object 13" xlink:type="simple" xlink:show="embed" xlink:actuate="onLoad"/><draw:image xlink:href="./ObjectReplacements/Object 13" xlink:type="simple" xlink:show="embed" xlink:actuate="onLoad"/></draw:frame></text:p>
      <text:p text:style-name="P22"><text:span text:style-name="T52">Onde</text:span><text:span text:style-name="T52"><draw:frame draw:style-name="fr1" draw:name="Objeto2" text:anchor-type="as-char" svg:y="-0.377cm" svg:width="0.413cm" svg:height="0.469cm" draw:z-index="6"><draw:object xlink:href="./Object 14" xlink:type="simple" xlink:show="embed" xlink:actuate="onLoad"/><draw:image xlink:href="./ObjectReplacements/Object 14" xlink:type="simple" xlink:show="embed" xlink:actuate="onLoad"/></draw:frame></text:span><text:span text:style-name="T52">é um número r</text:span><text:span text:style-name="T55">acional</text:span><text:span text:style-name="T53">, </text:span><text:span text:style-name="T53"><draw:frame draw:style-name="fr1" draw:name="Objeto3" text:anchor-type="as-char" svg:y="-0.377cm" svg:width="0.508cm" svg:height="0.531cm" draw:z-index="7"><draw:object xlink:href="./Object 15" xlink:type="simple" xlink:show="embed" xlink:actuate="onLoad"/><draw:image xlink:href="./ObjectReplacements/Object 15" xlink:type="simple" xlink:show="embed" xlink:actuate="onLoad"/></draw:frame></text:span><text:span text:style-name="T53">é uma variável única no monômio e</text:span><text:span text:style-name="T53"><draw:frame draw:style-name="fr1" draw:name="Objeto4" text:anchor-type="as-char" svg:y="-0.377cm" svg:width="0.499cm" svg:height="0.531cm" draw:z-index="8"><draw:object xlink:href="./Object 16" xlink:type="simple" xlink:show="embed" xlink:actuate="onLoad"/><draw:image xlink:href="./ObjectReplacements/Object 16" xlink:type="simple" xlink:show="embed" xlink:actuate="onLoad"/></draw:frame></text:span><text:span text:style-name="T53">é o expoente ou grau da variável</text:span><text:span text:style-name="T53"><draw:frame draw:style-name="fr1" draw:name="Objeto5" text:anchor-type="as-char" svg:y="-0.377cm" svg:width="0.508cm" svg:height="0.531cm" draw:z-index="14"><draw:object xlink:href="./Object 17" xlink:type="simple" xlink:show="embed" xlink:actuate="onLoad"/><draw:image xlink:href="./ObjectReplacements/Object 17" xlink:type="simple" xlink:show="embed" xlink:actuate="onLoad"/></draw:frame></text:span><text:span text:style-name="T53">. </text:span><text:span text:style-name="T54">O produtório </text:span><text:span text:style-name="T54"><draw:frame draw:style-name="fr1" draw:name="Objeto10" text:anchor-type="as-char" svg:y="-0.566cm" svg:width="1.238cm" svg:height="0.988cm" draw:z-index="15"><draw:object xlink:href="./Object 23" xlink:type="simple" xlink:show="embed" xlink:actuate="onLoad"/><draw:image xlink:href="./ObjectReplacements/Object 23" xlink:type="simple" xlink:show="embed" xlink:actuate="onLoad"/></draw:frame></text:span><text:span text:style-name="T54">é chamado a parte literal do monômio.</text:span></text:p>
      <text:p text:style-name="P23"><text:span text:style-name="T52">Um monômio</text:span><text:span text:style-name="T52"><draw:frame draw:style-name="fr1" draw:name="Objeto6" text:anchor-type="as-char" svg:y="-0.377cm" svg:width="0.746cm" svg:height="0.531cm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52">é semelhante a um monômio</text:span><text:span text:style-name="T52"><draw:frame draw:style-name="fr1" draw:name="Objeto7" text:anchor-type="as-char" svg:y="-0.377cm" svg:width="0.746cm" svg:height="0.531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52">se</text:span><text:span text:style-name="T52"><draw:frame draw:style-name="fr1" draw:name="Objeto8" text:anchor-type="as-char" svg:y="-0.377cm" svg:width="0.746cm" svg:height="0.531cm" draw:z-index="18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54">e</text:span><text:span text:style-name="T52"><draw:frame draw:style-name="fr1" draw:name="Objeto9" text:anchor-type="as-char" svg:y="-0.377cm" svg:width="0.746cm" svg:height="0.531cm" draw:z-index="19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54">possuem a mesma parte literal. Nesse caso, a soma entre</text:span><text:span text:style-name="T52"><draw:frame draw:style-name="fr1" draw:name="Objeto11" text:anchor-type="as-char" svg:y="-0.377cm" svg:width="0.746cm" svg:height="0.531cm" draw:z-index="20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54">e</text:span><text:span text:style-name="T52"><draw:frame draw:style-name="fr1" draw:name="Objeto12" text:anchor-type="as-char" svg:y="-0.377cm" svg:width="0.746cm" svg:height="0.531cm" draw:z-index="21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52">é </text:span><text:span text:style-name="T54">também um monômio.</text:span></text:p>
      <text:p text:style-name="P20"><text:span text:style-name="T48">O </text:span><text:span text:style-name="T49">grau de um monômio é </text:span><text:span text:style-name="T50">o valor da</text:span><text:span text:style-name="T49"> soma dos expoentes</text:span><text:span text:style-name="T49"><draw:frame draw:style-name="fr1" draw:name="Objeto14" text:anchor-type="as-char" svg:y="-0.377cm" svg:width="0.499cm" svg:height="0.531cm" draw:z-index="22"><draw:object xlink:href="./Object 27" xlink:type="simple" xlink:show="embed" xlink:actuate="onLoad"/><draw:image xlink:href="./ObjectReplacements/Object 27" xlink:type="simple" xlink:show="embed" xlink:actuate="onLoad"/></draw:frame></text:span><text:span text:style-name="T49">de sua parte literal.</text:span></text:p>
      <text:p text:style-name="P57">2.2.<text:span text:style-name="T51">2</text:span> – Polinômios <text:span text:style-name="T61">com coeficientes racionais</text:span></text:p>
      <text:p text:style-name="P25"><text:span text:style-name="T6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4">N</text:span><text:span text:style-name="T1"> pode ser representado da forma:</text:span></text:p>
      <text:p text:style-name="P26"><draw:frame draw:style-name="fr1" draw:name="Object16" text:anchor-type="as-char" svg:y="-0.713cm" svg:width="1.42cm" svg:height="1.139cm" draw:z-index="23"><draw:object xlink:href="./Object 42" xlink:type="simple" xlink:show="embed" xlink:actuate="onLoad"/><draw:image xlink:href="./ObjectReplacements/Object 42" xlink:type="simple" xlink:show="embed" xlink:actuate="onLoad"/></draw:frame></text:p>
      <text:p text:style-name="P40"><text:span text:style-name="T1">Onde cada coeficiente</text:span><text:span text:style-name="T1"><draw:frame draw:style-name="fr1" draw:name="Object17" text:anchor-type="as-char" svg:y="-0.377cm" svg:width="0.503cm" svg:height="0.531cm" draw:z-index="24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</text:span><text:span text:style-name="T25">acional</text:span><text:span text:style-name="T23">. É</text:span><text:span text:style-name="T1"> interessante que, para fins de representação, podemos considerar que</text:span><text:span text:style-name="T1"><draw:frame draw:style-name="fr1" draw:name="Object18" text:anchor-type="as-char" svg:y="-0.377cm" svg:width="0.503cm" svg:height="0.533cm" draw:z-index="25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também se</text:span><text:span text:style-name="T26">r</text:span><text:span text:style-name="T1"> um polinômio, o que nos leva a uma representação recursiva de polinômios [2, 3] com mais de uma variável:</text:span></text:p>
      <text:p text:style-name="P41"><text:span text:style-name="T1"><draw:frame draw:style-name="fr1" draw:name="Object19" text:anchor-type="as-char" svg:y="-0.713cm" svg:width="4.025cm" svg:height="1.139cm" draw:z-index="26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1" draw:name="Object20" text:anchor-type="as-char" svg:y="-0.713cm" svg:width="2.2cm" svg:height="1.139cm" draw:z-index="27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45">Outra forma de representar um <text:span text:style-name="T58">polin</text:span>ômio é como um<text:span text:style-name="T57">a</text:span> soma de monômios <text:span text:style-name="T64">[4]</text:span>:</text:p>
      <text:p text:style-name="P46"><draw:frame draw:style-name="fr1" draw:name="Objeto13" text:anchor-type="as-char" svg:y="-0.561cm" svg:width="1.261cm" svg:height="0.988cm" draw:z-index="28"><draw:object xlink:href="./Object 26" xlink:type="simple" xlink:show="embed" xlink:actuate="onLoad"/><draw:image xlink:href="./ObjectReplacements/Object 26" xlink:type="simple" xlink:show="embed" xlink:actuate="onLoad"/></draw:frame></text:p>
      <text:p text:style-name="P47">Nesse caso, o grau do polinômio é grau do monômio<draw:frame draw:style-name="fr1" draw:name="Objeto15" text:anchor-type="as-char" svg:y="-0.377cm" svg:width="0.695cm" svg:height="0.531cm" draw:z-index="29"><draw:object xlink:href="./Object 28" xlink:type="simple" xlink:show="embed" xlink:actuate="onLoad"/><draw:image xlink:href="./ObjectReplacements/Object 28" xlink:type="simple" xlink:show="embed" xlink:actuate="onLoad"/></draw:frame>de maior grau. <text:span text:style-name="T62">Essa representação já generaliza polinômios com mais de uma variável.</text:span></text:p>
      <text:p text:style-name="P48"/>
      <text:p text:style-name="P42"><text:span text:style-name="T3">2.3 – </text:span><text:span text:style-name="Emphasis"><text:span text:style-name="T59">GNU Build System</text:span></text:span></text:p>
      <text:p text:style-name="P39"><text:span text:style-name="T1"><text:tab/>O </text:span><text:span text:style-name="Emphasis"><text:span text:style-name="T1">GNU Build System</text:span></text:span><text:span text:style-name="T1"> é uma convenção para organização, construção (build) e instalação de pacotes de forma padronizada. Idealmente a instalação de um pacote que segue o </text:span><text:span text:style-name="T4">GNU Build System</text:span><text:span text:style-name="T1"> em qualquer ambiente necessita apenas dos comandos: </text:span><text:span text:style-name="T46">./configure</text:span><text:span text:style-name="T1">, </text:span><text:span text:style-name="T46">make</text:span><text:span text:style-name="T1">, e </text:span><text:span text:style-name="T46">make instal</text:span><text:span text:style-name="T47">l</text:span><text:span text:style-name="T4">. </text:span><text:span text:style-name="T7">Usaremos esta convenção para o desenvolvimento do software.</text:span></text:p>
      <text:p text:style-name="P43"/>
      <text:p text:style-name="P49">3 – Metodologia</text:p>
      <text:p text:style-name="P44"/>
      <text:p text:style-name="P9">3.1 – Representação</text:p>
      <text:p text:style-name="P60">3.1.1 – Números inteiros</text:p>
      <text:p text:style-name="P59"><text:span text:style-name="T6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9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draw:name="Object21" text:anchor-type="as-char" svg:y="-0.377cm" svg:width="0.427cm" svg:height="0.469cm" draw:z-index="30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4">N</text:span><text:span text:style-name="T1"> é o número de dígitos do número,</text:span><text:span text:style-name="T1"><draw:frame draw:style-name="fr1" draw:name="Object22" text:anchor-type="as-char" svg:y="-0.377cm" svg:width="1.61cm" svg:height="0.531cm" draw:z-index="31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2">menos significatívo </text:span><text:span text:style-name="T1">e</text:span><text:span text:style-name="T4"><draw:frame draw:style-name="fr1" draw:name="Object2" text:anchor-type="as-char" svg:y="-0.377cm" svg:width="0.443cm" svg:height="0.467cm" draw:z-index="32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25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4">little endian</text:span><text:span text:style-name="T1">, isto é, os dígitos mais significativos possuem índices maiores.</text:span></text:p>
      <text:p text:style-name="P25"><text:span text:style-name="T1">A base de representação escolhida para o projeto é a bas</text:span><text:span text:style-name="T24">e</text:span><text:span text:style-name="T1"><draw:frame draw:style-name="fr1" draw:name="Object4" text:anchor-type="as-char" svg:y="-0.437cm" svg:width="0.762cm" svg:height="0.529cm" draw:z-index="33"><draw:object xlink:href="./Object 52" xlink:type="simple" xlink:show="embed" xlink:actuate="onLoad"/><draw:image xlink:href="./ObjectReplacements/Object 52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45"><draw:frame draw:style-name="fr1" draw:name="Object3" text:anchor-type="as-char" svg:y="-0.437cm" svg:width="0.512cm" svg:height="0.527cm" draw:z-index="34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</text:span><text:span text:style-name="T1"><draw:frame draw:style-name="fr1" draw:name="Object23" text:anchor-type="as-char" svg:y="-0.437cm" svg:width="5.447cm" svg:height="0.559cm" draw:z-index="35"><draw:object xlink:href="./Object 54" xlink:type="simple" xlink:show="embed" xlink:actuate="onLoad"/><draw:image xlink:href="./ObjectReplacements/Object 54" xlink:type="simple" xlink:show="embed" xlink:actuate="onLoad"/></draw:frame></text:span><text:span text:style-name="T1">.</text:span></text:p>
      <text:p text:style-name="P25"><text:span text:style-name="T1">Além disso, a classe ainda guarda a quantidade de dígitos (em base</text:span><text:span text:style-name="T45"><draw:frame draw:style-name="fr1" draw:name="Object5" text:anchor-type="as-char" svg:y="-0.437cm" svg:width="0.76cm" svg:height="0.527cm" draw:z-index="36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5">num_z</text:span><text:span text:style-name="T4">.</text:span></text:p>
      <text:p text:style-name="P25"/>
      <text:p text:style-name="P19">3.1.2 – Números racionais</text:p>
      <text:p text:style-name="P50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11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1" draw:name="Object24" text:anchor-type="as-char" svg:y="-0.377cm" svg:width="0.676cm" svg:height="0.533cm" draw:z-index="42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1" draw:name="Object25" text:anchor-type="as-char" svg:y="-0.377cm" svg:width="0.676cm" svg:height="0.531cm" draw:z-index="43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1" draw:name="Object26" text:anchor-type="as-char" svg:y="-0.377cm" svg:width="0.443cm" svg:height="0.469cm" draw:z-index="44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</text:span></text:p>
      <text:p text:style-name="P51"><text:span text:style-name="T1">No projeto, a classe dos números racionais utiliza a classe dos números inteiros para representar</text:span><text:span text:style-name="T1"><draw:frame draw:style-name="fr1" draw:name="Object27" text:anchor-type="as-char" svg:y="-0.377cm" svg:width="0.676cm" svg:height="0.533cm" draw:z-index="45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1" draw:name="Object28" text:anchor-type="as-char" svg:y="-0.377cm" svg:width="0.676cm" svg:height="0.533cm" draw:z-index="46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tar</text:span><text:span text:style-name="T1"><draw:frame draw:style-name="fr1" draw:name="Object29" text:anchor-type="as-char" svg:y="-0.377cm" svg:width="0.443cm" svg:height="0.467cm" draw:z-index="47"><draw:object xlink:href="./Object 61" xlink:type="simple" xlink:show="embed" xlink:actuate="onLoad"/><draw:image xlink:href="./ObjectReplacements/Object 61" xlink:type="simple" xlink:show="embed" xlink:actuate="onLoad"/></draw:frame></text:span><text:span text:style-name="T1">. Os números são representados em sua forma irredutível. O nome da classe será </text:span><text:span text:style-name="T5">num_q</text:span><text:span text:style-name="T4">.</text:span></text:p>
      <text:p text:style-name="P15"/>
      <text:p text:style-name="P56">3.1.3 – Aritmética modular</text:p>
      <text:p text:style-name="P25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12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draw:name="Object30" text:anchor-type="as-char" svg:y="-0.377cm" svg:width="0.549cm" svg:height="0.469cm" draw:z-index="49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1" draw:name="Object31" text:anchor-type="as-char" svg:y="-0.377cm" svg:width="0.489cm" svg:height="0.469cm" draw:z-index="50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1" draw:name="Object32" text:anchor-type="as-char" svg:y="-0.377cm" svg:width="1.563cm" svg:height="0.469cm" draw:z-index="51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o resto da divisão de</text:span><text:span text:style-name="T1"><draw:frame draw:style-name="fr1" draw:name="Object33" text:anchor-type="as-char" svg:y="-0.377cm" svg:width="0.432cm" svg:height="0.469cm" draw:z-index="52"><draw:object xlink:href="./Object 2" xlink:type="simple" xlink:show="embed" xlink:actuate="onLoad"/><draw:image xlink:href="./ObjectReplacements/Object 2" xlink:type="simple" xlink:show="embed" xlink:actuate="onLoad"/></draw:frame></text:span><text:span text:style-name="T1">por</text:span><text:span text:style-name="T7"><draw:frame draw:style-name="fr1" draw:name="Object34" text:anchor-type="as-char" svg:y="-0.377cm" svg:width="0.489cm" svg:height="0.467cm" draw:z-index="53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/text:p>
      <text:p text:style-name="P25"><text:span text:style-name="T1">No projeto, a classe dos números modulares possui </text:span><text:span text:style-name="T42">apenas </text:span><text:span text:style-name="T41">dois </text:span><text:span text:style-name="T1">membro</text:span><text:span text:style-name="T41">s, </text:span><text:span text:style-name="T43">uma </text:span><text:span text:style-name="T41">para representar o número e </text:span><text:span text:style-name="T44">uma para representar </text:span><text:span text:style-name="T41">a base modular. </text:span><text:span text:style-name="T1">O nome da classe será </text:span><text:span text:style-name="T5">num_zm.</text:span></text:p>
      <text:p text:style-name="P25"/>
      <text:p text:style-name="P19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1" draw:name="Object35" text:anchor-type="as-char" svg:y="-0.377cm" svg:width="0.619cm" svg:height="0.469cm" draw:z-index="55"><draw:object xlink:href="./Object 4" xlink:type="simple" xlink:show="embed" xlink:actuate="onLoad"/><draw:image xlink:href="./ObjectReplacements/Object 4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13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draw:name="Object36" text:anchor-type="as-char" svg:y="-0.377cm" svg:width="0.43cm" svg:height="0.469cm" draw:z-index="48"><draw:object xlink:href="./Object 5" xlink:type="simple" xlink:show="embed" xlink:actuate="onLoad"/><draw:image xlink:href="./ObjectReplacements/Object 5" xlink:type="simple" xlink:show="embed" xlink:actuate="onLoad"/></draw:frame></text:span><text:span text:style-name="T1">e um resto</text:span><text:span text:style-name="T1"><draw:frame draw:style-name="fr1" draw:name="Object37" text:anchor-type="as-char" svg:y="-0.377cm" svg:width="0.392cm" svg:height="0.469cm" draw:z-index="54"><draw:object xlink:href="./Object 6" xlink:type="simple" xlink:show="embed" xlink:actuate="onLoad"/><draw:image xlink:href="./ObjectReplacements/Object 6" xlink:type="simple" xlink:show="embed" xlink:actuate="onLoad"/></draw:frame></text:span><text:span text:style-name="T1">de forma que</text:span><text:span text:style-name="T4"><draw:frame draw:style-name="fr1" draw:name="Object38" text:anchor-type="as-char" svg:y="-0.377cm" svg:width="2.311cm" svg:height="0.469cm" draw:z-index="56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25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5">div_tuple </text:span><text:span text:style-name="T1">(usada para a divisão) e </text:span><text:span text:style-name="T5">mod_tuple </text:span><text:span text:style-name="T1">(usada para a operação de resto da divisão). </text:span></text:p>
      <text:p text:style-name="P25"><text:span text:style-name="T1">A estrutura </text:span><text:span text:style-name="T5">div_tuple</text:span><text:span text:style-name="T1"> armazena o quociente e resto da divisão inteira de</text:span><text:span text:style-name="T1"><draw:frame draw:style-name="fr1" draw:name="Object39" text:anchor-type="as-char" svg:y="-0.377cm" svg:width="0.619cm" svg:height="0.469cm" draw:z-index="37"><draw:object xlink:href="./Object 8" xlink:type="simple" xlink:show="embed" xlink:actuate="onLoad"/><draw:image xlink:href="./ObjectReplacements/Object 8" xlink:type="simple" xlink:show="embed" xlink:actuate="onLoad"/></draw:frame></text:span><text:span text:style-name="T1">por</text:span><text:span text:style-name="T1"><draw:frame draw:style-name="fr1" draw:name="Object40" text:anchor-type="as-char" svg:y="-0.377cm" svg:width="0.549cm" svg:height="0.469cm" draw:z-index="38"><draw:object xlink:href="./Object 9" xlink:type="simple" xlink:show="embed" xlink:actuate="onLoad"/><draw:image xlink:href="./ObjectReplacements/Object 9" xlink:type="simple" xlink:show="embed" xlink:actuate="onLoad"/></draw:frame></text:span><text:span text:style-name="T1">de forma que o resto da divisão é sempre não negativo, enquanto a estrutura </text:span><text:span text:style-name="T5">mod_tuple</text:span><text:span text:style-name="T1"> armazena o quociente e resto da divisão inteira de</text:span><text:span text:style-name="T1"><draw:frame draw:style-name="fr1" draw:name="Object41" text:anchor-type="as-char" svg:y="-0.377cm" svg:width="0.619cm" svg:height="0.469cm" draw:z-index="39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1" draw:name="Object42" text:anchor-type="as-char" svg:y="-0.377cm" svg:width="0.549cm" svg:height="0.469cm" draw:z-index="4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de forma que o resto da divisão é zero ou possui o mesmo sinal de</text:span><text:span text:style-name="T1"><draw:frame draw:style-name="fr1" draw:name="Object43" text:anchor-type="as-char" svg:y="-0.377cm" svg:width="0.547cm" svg:height="0.467cm" draw:z-index="41"><draw:object xlink:href="./Object 11" xlink:type="simple" xlink:show="embed" xlink:actuate="onLoad"/><draw:image xlink:href="./ObjectReplacements/Object 11" xlink:type="simple" xlink:show="embed" xlink:actuate="onLoad"/></draw:frame></text:span><text:span text:style-name="T7">.</text:span></text:p>
      <text:p text:style-name="P25"/>
      <text:p text:style-name="P34">3.1.5 – Monômios com coeficiente<text:span text:style-name="T63">s</text:span> raciona<text:span text:style-name="T63">is</text:span></text:p>
      <text:p text:style-name="P34"><text:span text:style-name="T28"><text:tab/></text:span><text:span text:style-name="T29">Um monômio é representado como uma tripla</text:span><text:span text:style-name="T29"><draw:frame draw:style-name="fr1" draw:name="Object44" text:anchor-type="as-char" svg:y="-0.416cm" svg:width="3.052cm" svg:height="0.579cm" draw:z-index="57"><draw:object xlink:href="./Object 29" xlink:type="simple" xlink:show="embed" xlink:actuate="onLoad"/><draw:image xlink:href="./ObjectReplacements/Object 29" xlink:type="simple" xlink:show="embed" xlink:actuate="onLoad"/></draw:frame></text:span><text:span text:style-name="T29">, </text:span><text:span text:style-name="T30">onde </text:span><text:span text:style-name="T30"><draw:frame draw:style-name="fr1" draw:name="Object45" text:anchor-type="as-char" svg:y="-0.377cm" svg:width="0.506cm" svg:height="0.467cm" draw:z-index="58"><draw:object xlink:href="./Object 30" xlink:type="simple" xlink:show="embed" xlink:actuate="onLoad"/><draw:image xlink:href="./ObjectReplacements/Object 30" xlink:type="simple" xlink:show="embed" xlink:actuate="onLoad"/></draw:frame></text:span><text:span text:style-name="T30">é um número racional,</text:span><text:span text:style-name="T30"><draw:frame draw:style-name="fr1" draw:name="Object46" text:anchor-type="as-char" svg:y="-0.388cm" svg:width="1.78cm" svg:height="0.52cm" draw:z-index="59"><draw:object xlink:href="./Object 31" xlink:type="simple" xlink:show="embed" xlink:actuate="onLoad"/><draw:image xlink:href="./ObjectReplacements/Object 31" xlink:type="simple" xlink:show="embed" xlink:actuate="onLoad"/></draw:frame></text:span><text:span text:style-name="T30">, é a função que associa o valor</text:span><text:span text:style-name="T30"><draw:frame draw:style-name="fr1" draw:name="Object47" text:anchor-type="as-char" svg:y="-0.377cm" svg:width="0.549cm" svg:height="0.467cm" draw:z-index="60"><draw:object xlink:href="./Object 32" xlink:type="simple" xlink:show="embed" xlink:actuate="onLoad"/><draw:image xlink:href="./ObjectReplacements/Object 32" xlink:type="simple" xlink:show="embed" xlink:actuate="onLoad"/></draw:frame></text:span><text:span text:style-name="T30">de </text:span><text:span text:style-name="T31">uma</text:span><text:span text:style-name="T30"> </text:span><text:span text:style-name="T31">variável </text:span><text:span text:style-name="T30">ao </text:span><text:span text:style-name="T31">grau daquela variável no monômio, e</text:span><text:span text:style-name="T31"><draw:frame draw:style-name="fr1" draw:name="Object48" text:anchor-type="as-char" svg:y="-0.377cm" svg:width="0.547cm" svg:height="0.467cm" draw:z-index="61"><draw:object xlink:href="./Object 34" xlink:type="simple" xlink:show="embed" xlink:actuate="onLoad"/><draw:image xlink:href="./ObjectReplacements/Object 34" xlink:type="simple" xlink:show="embed" xlink:actuate="onLoad"/></draw:frame></text:span><text:span text:style-name="T31">é o grau do monômio, que é a soma dos graus de todas as variáveis do monômio.</text:span></text:p>
      <text:p text:style-name="P35"><text:span text:style-name="T31">N</text:span><text:span text:style-name="T27">o projeto,</text:span><text:span text:style-name="T27"><draw:frame draw:style-name="fr1" draw:name="Object49" text:anchor-type="as-char" svg:y="-0.377cm" svg:width="0.506cm" svg:height="0.467cm" draw:z-index="62"><draw:object xlink:href="./Object 35" xlink:type="simple" xlink:show="embed" xlink:actuate="onLoad"/><draw:image xlink:href="./ObjectReplacements/Object 35" xlink:type="simple" xlink:show="embed" xlink:actuate="onLoad"/></draw:frame></text:span><text:span text:style-name="T27">é um objeto </text:span><text:span text:style-name="T1">num_q</text:span><text:span text:style-name="T27">,</text:span><text:span text:style-name="T27"><draw:frame draw:style-name="fr1" draw:name="Object50" text:anchor-type="as-char" svg:y="-0.377cm" svg:width="0.547cm" svg:height="0.467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7">é um objeto </text:span><text:span text:style-name="T1">num_z</text:span><text:span text:style-name="T27"> e</text:span><text:span text:style-name="T27"><draw:frame draw:style-name="fr1" draw:name="Object51" text:anchor-type="as-char" svg:y="-0.388cm" svg:width="1.78cm" svg:height="0.52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7">é um</text:span><text:span text:style-name="T32"> </text:span><text:span text:style-name="T33">container que associa uma </text:span><text:span text:style-name="T38">string</text:span><text:span text:style-name="T33"> </text:span><text:span text:style-name="T34">que representa uma variável</text:span><text:span text:style-name="T33"> a um objeto </text:span><text:span text:style-name="T38">num_z</text:span><text:span text:style-name="T33"> </text:span><text:span text:style-name="T34">que representa o grau daquela variável</text:span><text:span text:style-name="T33">. </text:span><text:span text:style-name="T35">O nome da classe será </text:span><text:span text:style-name="T39">monomial</text:span><text:span text:style-name="T35">.</text:span></text:p>
      <text:p text:style-name="P33"/>
      <text:p text:style-name="P36"><text:span text:style-name="T38">3.</text:span><text:span text:style-name="T1">1.6 – Polinômios com coeficientes racionais</text:span></text:p>
      <text:p text:style-name="P36"><text:span text:style-name="T27"><text:tab/></text:span><text:span text:style-name="T35">Um polinômio é representado apenas como um conjunto de monômios, de forma </text:span><text:span text:style-name="T36">que cada termo do polinômio não é semelhante a nenhum outro termo do mesmo polinômio. </text:span><text:span text:style-name="T37">O nome da classe será </text:span><text:span text:style-name="T40">polynomial</text:span><text:span text:style-name="T37">.</text:span></text:p>
      <text:p text:style-name="P37"/>
      <text:p text:style-name="P27">4 – Produto a ser obtido</text:p>
      <text:p text:style-name="P29">Como resultado final, obteremos uma biblioteca de classes que implementam as operações matemáticas simbólicas para números inteiros, racionais, modulares, polinômios, expressões algébricas, derivação e integração simbólicas.</text:p>
      <text:p text:style-name="P7"/>
      <text:p text:style-name="P38">5 – Cronograma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53">Ações</text:p>
          </table:table-cell>
          <table:table-cell table:style-name="Table1.A1" office:value-type="string">
            <text:p text:style-name="P53">Ago 2018</text:p>
          </table:table-cell>
          <table:table-cell table:style-name="Table1.A1" office:value-type="string">
            <text:p text:style-name="P53">Set 2018</text:p>
          </table:table-cell>
          <table:table-cell table:style-name="Table1.A1" office:value-type="string">
            <text:p text:style-name="P53">Out 2018</text:p>
          </table:table-cell>
          <table:table-cell table:style-name="Table1.A1" office:value-type="string">
            <text:p text:style-name="P53">Nov 2018</text:p>
          </table:table-cell>
          <table:table-cell table:style-name="Table1.A1" office:value-type="string">
            <text:p text:style-name="P53">Dez 2018</text:p>
          </table:table-cell>
        </table:table-row>
        <table:table-row table:style-name="Table1.1">
          <table:table-cell table:style-name="Table1.A2" office:value-type="string">
            <text:p text:style-name="P54">Especificações de Requisitos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3" office:value-type="string">
            <text:p text:style-name="P54">Implementação de Números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4" office:value-type="string">
            <text:p text:style-name="P54">Implementação de Polinômios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5" office:value-type="string">
            <text:p text:style-name="P54">Implementação de Expressões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6" office:value-type="string">
            <text:p text:style-name="P54">Implementação de Derivadas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/>
          </table:table-cell>
        </table:table-row>
        <table:table-row table:style-name="Table1.1">
          <table:table-cell table:style-name="Table1.A7" office:value-type="string">
            <text:p text:style-name="P54">Implementação de Integrais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>X</text:p>
          </table:table-cell>
        </table:table-row>
        <table:table-row table:style-name="Table1.1">
          <table:table-cell table:style-name="Table1.A8" office:value-type="string">
            <text:p text:style-name="P54">Elaboração da Monografia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52">X</text:p>
          </table:table-cell>
        </table:table-row>
      </table:table>
      <text:p text:style-name="P28"/>
      <text:p text:style-name="P58">Referências</text:p>
      <text:p text:style-name="P61"/>
      <text:p text:style-name="P62"><text:span text:style-name="T8">[1] KNUTH, D. </text:span><text:span text:style-name="T9"><text:s/>The Art of Computer Programming: Seminumerical Algorithms</text:span><text:span text:style-name="T8">. </text:span><text:span text:style-name="T13">2. ed. </text:span><text:span text:style-name="T16">Reading, </text:span><text:span text:style-name="T12">Massachuset</text:span><text:span text:style-name="T15">t</text:span><text:span text:style-name="T12">s: </text:span><text:span text:style-name="T13">Addison-Wesley,</text:span><text:span text:style-name="T8"> 1998.</text:span></text:p>
      <text:p text:style-name="P63"><text:span text:style-name="T8">[2] LISKA, R. et al. </text:span><text:span text:style-name="T9">Computer Algebra, Algorithms, Systems and Applications</text:span><text:span text:style-name="T8">. Disponível em: &lt;</text:span><text:span text:style-name="T18">http://www-troja.fjfi.cvut.cz/~liska/ca/</text:span><text:span text:style-name="T8">&gt; Acesso em: </text:span><text:span text:style-name="T18">17</text:span><text:span text:style-name="T8"> de </text:span><text:span text:style-name="T18">setembro</text:span><text:span text:style-name="T8"> de 201</text:span><text:span text:style-name="T18">8</text:span></text:p>
      <text:p text:style-name="P2"><text:span text:style-name="T8">[3] COHEN, J. S. </text:span><text:span text:style-name="T9">Computer Algebra and Symbolic Computation: Elementary Algorithms</text:span><text:span text:style-name="T8">. </text:span><text:span text:style-name="T17">Natick, Massachusetts</text:span><text:span text:style-name="T14">: A K Peters, </text:span><text:span text:style-name="T8">2002.</text:span></text:p>
      <text:p text:style-name="P6"><text:span text:style-name="T8">[4] COHEN, J. S. </text:span><text:span text:style-name="T9">Computer Algebra and Symbolic Computation: Mathematical Methods</text:span><text:span text:style-name="T8">. </text:span><text:span text:style-name="T17">Natick, Massachusetts</text:span><text:span text:style-name="T14">: A K Peters, </text:span><text:span text:style-name="T8">2003.</text:span></text:p>
      <text:p text:style-name="P2"><text:span text:style-name="T8">[5] SHI, T. K., STEEB, W. H., HARDY, Y. </text:span><text:span text:style-name="T9">SymbolicC++: An Introduction to Computer Algebra Using Object-Oriented Programming.</text:span><text:span text:style-name="T8"> </text:span><text:span text:style-name="T10">2. e</text:span><text:span text:style-name="T11">d</text:span><text:span text:style-name="T8">. </text:span><text:span text:style-name="T16">Londres</text:span><text:span text:style-name="T15">: Springer-Verlag,</text:span><text:span text:style-name="T8">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0</meta:editing-cycles>
    <meta:creation-date>2018-07-13T17:25:00</meta:creation-date>
    <dc:date>2018-10-31T11:16:45.528624593</dc:date>
    <meta:editing-duration>P7DT22H47M36S</meta:editing-duration>
    <meta:generator>LibreOffice/6.0.6.2$Linux_X86_64 LibreOffice_project/00m0$Build-2</meta:generator>
    <meta:document-statistic meta:table-count="1" meta:image-count="0" meta:object-count="65" meta:page-count="10" meta:paragraph-count="113" meta:word-count="1463" meta:character-count="9512" meta:non-whitespace-character-count="81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3/content.xml><?xml version="1.0" encoding="utf-8"?>
<math xmlns="http://www.w3.org/1998/Math/MathML" display="block">
  <semantics>
    <mrow>
      <mi>c</mi>
      <mo stretchy="false">∗</mo>
      <mrow>
        <munderover>
          <mo stretchy="false">∏</mo>
          <mrow>
            <mi>i</mi>
            <mo stretchy="false">=</mo>
            <mn>0</mn>
          </mrow>
          <mi mathvariant="normal">∞</mi>
        </munderover>
        <msubsup>
          <mi>x</mi>
          <mi>i</mi>
          <msub>
            <mi>k</mi>
            <mi>i</mi>
          </msub>
        </msubsup>
      </mrow>
    </mrow>
    <annotation encoding="StarMath 5.0">c *prod from i = 0 to infinity { x_i ^ {k_i} }</annotation>
  </semantics>
</math>
</file>

<file path=Object 14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0</mn>
        </mrow>
        <mi mathvariant="normal">∞</mi>
      </munderover>
      <msubsup>
        <mi>x</mi>
        <mi>i</mi>
        <msub>
          <mi>k</mi>
          <mi>i</mi>
        </msub>
      </msubsup>
    </mrow>
    <annotation encoding="StarMath 5.0">prod from i = 0 to infinity { x_i ^ { k_i } }</annotation>
  </semantics>
</math>
</file>

<file path=Object 2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 mathvariant="normal">∞</mi>
      </munderover>
      <msub>
        <mi>M</mi>
        <mi>i</mi>
      </msub>
    </mrow>
    <annotation encoding="StarMath 5.0">sum from i = 0 to infinity { M_i }</annotation>
  </semantics>
</math>
</file>

<file path=Object 27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28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29/content.xml><?xml version="1.0" encoding="utf-8"?>
<math xmlns="http://www.w3.org/1998/Math/MathML" display="block">
  <semantics>
    <mrow>
      <mo fence="true" stretchy="true">(</mo>
      <mrow>
        <mrow>
          <mi>C</mi>
          <mi>,</mi>
          <mi>F</mi>
          <mi mathvariant="normal">:</mi>
          <mi>K</mi>
          <mo stretchy="false">→</mo>
          <mi mathvariant="normal">ℕ</mi>
          <mi>,</mi>
          <mi>D</mi>
        </mrow>
      </mrow>
      <mo fence="true" stretchy="true">)</mo>
    </mrow>
    <annotation encoding="StarMath 5.0">left( C, F : K -&gt; setN  , D right)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0/content.xml><?xml version="1.0" encoding="utf-8"?>
<math xmlns="http://www.w3.org/1998/Math/MathML" display="block">
  <semantics>
    <mi>C</mi>
    <annotation encoding="StarMath 5.0">C</annotation>
  </semantics>
</math>
</file>

<file path=Object 31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i>C</mi>
    <annotation encoding="StarMath 5.0">C</annotation>
  </semantics>
</math>
</file>

<file path=Object 36/content.xml><?xml version="1.0" encoding="utf-8"?>
<math xmlns="http://www.w3.org/1998/Math/MathML" display="block">
  <semantics>
    <mi>D</mi>
    <annotation encoding="StarMath 5.0">D</annotation>
  </semantics>
</math>
</file>

<file path=Object 37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o stretchy="false">−</mo>
      <msup>
        <mn>2</mn>
        <mn>63</mn>
      </msup>
    </mrow>
    <annotation encoding="StarMath 5.0">-2^63
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sub>
          <mi>a</mi>
          <mi>i</mi>
        </msub>
        <msup>
          <mi>x</mi>
          <mi>i</mi>
        </msup>
      </mrow>
    </mrow>
    <annotation encoding="StarMath 5.0">sum from i = 0 to N { a_i x^i }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sup>
      <mn>10</mn>
      <mn>9</mn>
    </msup>
    <annotation encoding="StarMath 5.0">10^9
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n>9</mn>
            </msup>
          </mrow>
          <mo fence="true" stretchy="false">)</mo>
        </mrow>
        <mn>2</mn>
      </msup>
      <mo stretchy="false">=</mo>
      <msup>
        <mn>10</mn>
        <mn>18</mn>
      </msup>
      <mo stretchy="false">&lt;</mo>
      <msup>
        <mn>2</mn>
        <mn>64</mn>
      </msup>
      <mo stretchy="false">&lt;</mo>
      <msup>
        <mn>10</mn>
        <mn>20</mn>
      </msup>
      <mo stretchy="false">=</mo>
      <msup>
        <mrow>
          <mo fence="true" stretchy="false">(</mo>
          <mrow>
            <msup>
              <mn>10</mn>
              <mn>10</mn>
            </msup>
          </mrow>
          <mo fence="true" stretchy="false">)</mo>
        </mrow>
        <mn>2</mn>
      </msup>
    </mrow>
    <annotation encoding="StarMath 5.0">(10^9)^2 = 10^18 &lt; 2^64 &lt; 10^20 = ( 10^10 )^2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